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text-properties officeooo:rsid="000d3a80" officeooo:paragraph-rsid="000d3a80"/>
    </style:style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saac Menis</text:p>
      <text:p text:style-name="P10"/>
      <text:p text:style-name="Text_20_body">Initiative - Security</text:p>
      <text:p text:style-name="Text_20_body">Theme - Keeping the restaurants secure</text:p>
      <text:p text:style-name="Text_20_body">Epic - Allow access to restaurant to the correct people during the correct times of the day</text:p>
      <text:p text:style-name="Text_20_body">User stories</text:p>
      <text:list xml:id="list4159079707" text:style-name="L1">
        <text:list-item>
          <text:p text:style-name="P11">As the owner of Fozzies Pizza Chain, I would like to monitor the restaurant so that I can prevent malicious activity in the store. </text:p>
        </text:list-item>
        <text:list-item>
          <text:p text:style-name="P1">As an employee of the restaurant I would like easy access to the restaurant so that I can open and close the restaurant easily </text:p>
        </text:list-item>
      </text:list>
      <text:p text:style-name="Text_20_body">Priority - High</text:p>
      <text:p text:style-name="Text_20_body">Description - Keeping the story secure through digital security tactics such as key cards for entry and register use and monitoring systems. A non intrusive way to keep a local business safe.</text:p>
      <text:p text:style-name="Text_20_body">Actors</text:p>
      <text:list xml:id="list2194858953" text:style-name="L2">
        <text:list-item>
          <text:p text:style-name="P12">Camera system will be an internal system interacting with the security system </text:p>
        </text:list-item>
        <text:list-item>
          <text:p text:style-name="P2">All employees will be the main users of this system </text:p>
        </text:list-item>
      </text:list>
      <text:p text:style-name="Text_20_body">Trigger - Person tries to access restricted area</text:p>
      <text:p text:style-name="Text_20_body">Pre-conditions</text:p>
      <text:list xml:id="list59881994" text:style-name="L3">
        <text:list-item>
          <text:p text:style-name="P13">Employee must have a valid swipe card issued by employer </text:p>
        </text:list-item>
        <text:list-item>
          <text:p text:style-name="P3">Employee must be scheduled to work this day </text:p>
        </text:list-item>
      </text:list>
      <text:p text:style-name="Text_20_body">Procedure</text:p>
      <text:list xml:id="list2354444331" text:style-name="L4">
        <text:list-item>
          <text:p text:style-name="P14">Employee swipes their card </text:p>
        </text:list-item>
        <text:list-item>
          <text:p text:style-name="P14">System logs which employee has entered the building </text:p>
        </text:list-item>
        <text:list-item>
          <text:p text:style-name="P14">Employee pushes open the door </text:p>
        </text:list-item>
        <text:list-item>
          <text:p text:style-name="P14">Employee swipes their card on register, walk in refrigerator, or any section of the restaurant which should not be accessible to non employees, in order to open up. </text:p>
        </text:list-item>
        <text:list-item>
          <text:p text:style-name="P14">System logs each access which require authorization </text:p>
        </text:list-item>
        <text:list-item>
          <text:p text:style-name="P4">When closing, employees digitally lock everything up </text:p>
        </text:list-item>
      </text:list>
      <text:p text:style-name="Text_20_body">Alternate Course -</text:p>
      <text:list xml:id="list3555994273" text:style-name="L5">
        <text:list-item>
          <text:p text:style-name="P5">Someone tries to access the store and/or restricted areas inside of restaurant</text:p>
          <text:p text:style-name="P5">a. Stay locked</text:p>
          <text:p text:style-name="P5">b. Log the previous 15 minutes and current camera content, along with any unauthorized id cards</text:p>
          <text:p text:style-name="P5">c. Play a noise to deter them if additional attempts are made</text:p>
          <text:p text:style-name="P5"><text:soft-page-break/>d. Notify higher ups of the restaurant if during closing / Working Employees if during working hours</text:p>
          <text:p text:style-name="P5">e. Call the police if additional attempts are made</text:p>
        </text:list-item>
      </text:list>
      <text:p text:style-name="Text_20_body">Post-conditions</text:p>
      <text:list xml:id="list2249576278" text:style-name="L6">
        <text:list-item>
          <text:p text:style-name="P15">Targeted area of restaurant is unlocked for employee </text:p>
        </text:list-item>
        <text:list-item>
          <text:p text:style-name="P6">Action is logged to monitor physical security </text:p>
        </text:list-item>
      </text:list>
      <text:p text:style-name="Text_20_body">Exceptions</text:p>
      <text:list xml:id="list2689436501" text:style-name="L7">
        <text:list-item>
          <text:p text:style-name="P16">Locks do not respond to system </text:p>
          <text:list>
            <text:list-item>
              <text:p text:style-name="P7">Notify owner and use manual key </text:p>
            </text:list-item>
          </text:list>
        </text:list-item>
      </text:list>
      <text:p text:style-name="Text_20_body">Required Performance</text:p>
      <text:list xml:id="list1138869972" text:style-name="L8">
        <text:list-item>
          <text:p text:style-name="P17">Has zero faults in terms of letting in unauthorized swipe cards </text:p>
        </text:list-item>
        <text:list-item>
          <text:p text:style-name="P17">Can tell the different between someone trying to open the door once a minute before opening and someone tugging at the door at 3AM </text:p>
        </text:list-item>
        <text:list-item>
          <text:p text:style-name="P17">Can consistently read swipe cards in order to provide ease of use to employees </text:p>
        </text:list-item>
        <text:list-item>
          <text:p text:style-name="P8">Can respond to swipes quickly in order to prevent frustration to employees </text:p>
        </text:list-item>
      </text:list>
      <text:p text:style-name="Text_20_body">Assumptions</text:p>
      <text:list xml:id="list789326216" text:style-name="L9">
        <text:list-item>
          <text:p text:style-name="P18">Lock system has a manual override with limited access </text:p>
        </text:list-item>
        <text:list-item>
          <text:p text:style-name="P9">Lock system has backup power, which when disabled forces employees to rely on manual entry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2:14:39.805758444</meta:creation-date>
    <dc:date>2023-03-06T22:17:16.491279275</dc:date>
    <meta:editing-duration>PT2M37S</meta:editing-duration>
    <meta:editing-cycles>1</meta:editing-cycles>
    <meta:document-statistic meta:table-count="0" meta:image-count="0" meta:object-count="0" meta:page-count="2" meta:paragraph-count="44" meta:word-count="435" meta:character-count="2482" meta:non-whitespace-character-count="2092"/>
    <meta:generator>LibreOffice/7.0.4.2$Linux_X86_64 LibreOffice_project/00$Build-2</meta:generator>
  </office:meta>
</office:document-meta>
</file>